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end" style:justify-single-word="fals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list-style-name="L1"/>
    <style:style style:name="P5" style:family="paragraph" style:parent-style-name="Standard" style:list-style-name="L2"/>
    <text:list-style style:name="L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programistyczny I</text:p>
      <text:p text:style-name="P2">Maciej Kupczak<text:tab/></text:p>
      <text:p text:style-name="P2">SPPI II<text:tab/><text:tab/><text:tab/></text:p>
      <text:p text:style-name="Standard"/>
      <text:p text:style-name="Standard"/>
      <text:p text:style-name="P3">Wymagania wobec modułu kafelkowania:</text:p>
      <text:p text:style-name="Standard"/>
      <text:p text:style-name="Standard"><text:tab/>Wejście:</text:p>
      <text:list text:style-name="L1">
        <text:list-item>
          <text:p text:style-name="P4">moduł przyjmuje jako wejście obrazek zawierający linijkę teksu, jednolitego w sensie wielkości ( jeden rozmiar czcionki ). Linijka powinna być docięta w ten sposób, by szczyt najwyższej litery dotykał jej górnej krawędzi, a dól najniższej litery dolnej krawędzi.</text:p>
        </text:list-item>
      </text:list>
      <text:p text:style-name="Standard"/>
      <text:p text:style-name="Standard"><text:tab/>Zadania modulu:</text:p>
      <text:list text:style-name="L1">
        <text:list-item>
          <text:p text:style-name="P4">zadaniem modułu jest wyodrębnienie z powyższej linijki poszczególnych znaków, tj. liter, cyfr, znaków interpunkcyjnych, spacji itp.</text:p>
        </text:list-item>
        <text:list-item>
          <text:p text:style-name="P4">znaki te muszą być dopasowane do wzorca kafelki o wymiarach 20x20 pikseli w taki sposób, że w każdej kafelce znajduje się tylko jeden znak, umiejscowiony tak by dotykał zarówno górnej jak i lewej krawędzi.</text:p>
        </text:list-item>
      </text:list>
      <text:p text:style-name="Standard"/>
      <text:p text:style-name="Standard"><text:tab/>Wymagania wobec wyjścia:</text:p>
      <text:list text:style-name="L1">
        <text:list-item>
          <text:p text:style-name="P4">na wyjście moduł podaje kafelki w postaci listy macierzy, przy czym każda macierz odpowiada jednej kafelce. kafelki muszą być ustawione zgodnie z kolejnością z jaką występowały znaki w linijce, spacje nie są uznawane za znak, natomiast zostaje <text:s/>wysłana informacja, w którym miejscu spacje się znajdowały, dodatkowo powinna zostać przekazana informacja o tym do której linijki należy znak.</text:p>
        </text:list-item>
      </text:list>
      <text:p text:style-name="Standard"/>
      <text:p text:style-name="Standard"/>
      <text:p text:style-name="Standard"/>
      <text:p text:style-name="Standard"><text:tab/>Problemy do rozwiązania:</text:p>
      <text:list text:style-name="L2">
        <text:list-item>
          <text:p text:style-name="P5">oddzielanie od siebie znaków, w przypadku, gdy są one ze sobą w tekście sklejone, tj: gdy nie ma żadnej przerwy pomiędzy dwoma literami (znakami) np. ww</text:p>
        </text:list-item>
        <text:list-item>
          <text:p text:style-name="P5">dołączanie do znaków kropek i kresek, np. i, ś</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1">
        <text:list-item>
          <text:p text:style-name="P4">jeżeli chodzi o złożoność czasową, to musze sie dostosować, do maksymalnej dopuszczalnej złożoności obróbki całego jednego dokumentu. Strona A4 zawiera ok. 56 linijek tekstu (12), zatem przyznany czas takowej obróbki przyznany mi na obróbkę całej strony musze mniej więcej na tyle podzielić, ale nie napisze go dokładnie bo nie znam dopuszczalnego czasu wykonania całego program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Win32 OpenOffice.org_project/680m3$Build-8968</meta:generator>
    <meta:initial-creator>Antoni Stecij</meta:initial-creator>
    <meta:creation-date>2007-03-09T15:45:41</meta:creation-date>
    <dc:creator>Antoni Stecij</dc:creator>
    <dc:date>2007-03-25T13:10:00</dc:date>
    <dc:language>pl-PL</dc:language>
    <meta:editing-cycles>4</meta:editing-cycles>
    <meta:editing-duration>PT1H36M54S</meta:editing-duration>
    <meta:user-defined meta:name="Info 1"/>
    <meta:user-defined meta:name="Info 2"/>
    <meta:user-defined meta:name="Info 3"/>
    <meta:user-defined meta:name="Info 4"/>
    <meta:document-statistic meta:table-count="0" meta:image-count="0" meta:object-count="0" meta:page-count="2" meta:paragraph-count="15" meta:word-count="253" meta:character-count="1724"/>
  </office:meta>
</office:document-meta>
</file>